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officeooo:paragraph-rsid="0003f857"/>
    </style:style>
    <style:style style:name="P2" style:family="paragraph" style:parent-style-name="Heading_20_1">
      <style:text-properties officeooo:paragraph-rsid="00059fbd"/>
    </style:style>
    <style:style style:name="P3" style:family="paragraph" style:parent-style-name="Heading_20_1">
      <style:text-properties officeooo:paragraph-rsid="00097211"/>
    </style:style>
    <style:style style:name="P4" style:family="paragraph" style:parent-style-name="Standard">
      <style:text-properties officeooo:rsid="00004119"/>
    </style:style>
    <style:style style:name="P5" style:family="paragraph" style:parent-style-name="Standard">
      <style:text-properties officeooo:rsid="00004119" officeooo:paragraph-rsid="00004119"/>
    </style:style>
    <style:style style:name="P6" style:family="paragraph" style:parent-style-name="Standard">
      <style:text-properties officeooo:rsid="00004119" officeooo:paragraph-rsid="000235f2"/>
    </style:style>
    <style:style style:name="P7" style:family="paragraph" style:parent-style-name="Standard">
      <style:text-properties officeooo:rsid="00004119" officeooo:paragraph-rsid="0002c34f"/>
    </style:style>
    <style:style style:name="P8" style:family="paragraph" style:parent-style-name="Standard">
      <style:text-properties officeooo:paragraph-rsid="0003439e"/>
    </style:style>
    <style:style style:name="P9" style:family="paragraph" style:parent-style-name="Standard">
      <style:text-properties officeooo:paragraph-rsid="0003f857"/>
    </style:style>
    <style:style style:name="P10" style:family="paragraph" style:parent-style-name="Standard">
      <style:text-properties officeooo:paragraph-rsid="00042a92"/>
    </style:style>
    <style:style style:name="P11" style:family="paragraph" style:parent-style-name="Standard">
      <style:text-properties officeooo:paragraph-rsid="0002c34f"/>
    </style:style>
    <style:style style:name="P12" style:family="paragraph" style:parent-style-name="Standard" style:list-style-name="L1">
      <style:text-properties officeooo:paragraph-rsid="00059fbd"/>
    </style:style>
    <style:style style:name="P13" style:family="paragraph" style:parent-style-name="Standard" style:list-style-name="L1">
      <style:text-properties officeooo:paragraph-rsid="0006e22f"/>
    </style:style>
    <style:style style:name="P14" style:family="paragraph" style:parent-style-name="Standard" style:list-style-name="L1">
      <style:text-properties officeooo:paragraph-rsid="000b7841"/>
    </style:style>
    <style:style style:name="P15" style:family="paragraph" style:parent-style-name="Standard">
      <style:text-properties officeooo:paragraph-rsid="0006e22f"/>
    </style:style>
    <style:style style:name="P16" style:family="paragraph" style:parent-style-name="Text_20_body">
      <style:text-properties officeooo:paragraph-rsid="00081f8c"/>
    </style:style>
    <style:style style:name="P17" style:family="paragraph" style:parent-style-name="Text_20_body" style:list-style-name="L2">
      <style:text-properties officeooo:paragraph-rsid="00081f8c"/>
    </style:style>
    <style:style style:name="P18" style:family="paragraph" style:parent-style-name="Text_20_body">
      <style:text-properties officeooo:paragraph-rsid="00097211"/>
    </style:style>
    <style:style style:name="T1" style:family="text">
      <style:text-properties officeooo:rsid="00004119"/>
    </style:style>
    <style:style style:name="T2" style:family="text">
      <style:text-properties officeooo:rsid="000235f2"/>
    </style:style>
    <style:style style:name="T3" style:family="text">
      <style:text-properties officeooo:rsid="0002c34f"/>
    </style:style>
    <style:style style:name="T4" style:family="text">
      <style:text-properties officeooo:rsid="0003439e"/>
    </style:style>
    <style:style style:name="T5" style:family="text">
      <style:text-properties officeooo:rsid="0003f857"/>
    </style:style>
    <style:style style:name="T6" style:family="text">
      <style:text-properties officeooo:rsid="00042a92"/>
    </style:style>
    <style:style style:name="T7" style:family="text">
      <style:text-properties fo:color="#ff0000" officeooo:rsid="00042a92"/>
    </style:style>
    <style:style style:name="T8" style:family="text">
      <style:text-properties fo:color="#ff0000" officeooo:rsid="000235f2"/>
    </style:style>
    <style:style style:name="T9" style:family="text">
      <style:text-properties fo:color="#00ae00"/>
    </style:style>
    <style:style style:name="T10" style:family="text">
      <style:text-properties fo:color="#00ae00" officeooo:rsid="00042a92"/>
    </style:style>
    <style:style style:name="T11" style:family="text">
      <style:text-properties officeooo:rsid="00053a97"/>
    </style:style>
    <style:style style:name="T12" style:family="text">
      <style:text-properties officeooo:rsid="00059fbd"/>
    </style:style>
    <style:style style:name="T13" style:family="text">
      <style:text-properties officeooo:rsid="0006e22f"/>
    </style:style>
    <style:style style:name="T14" style:family="text">
      <style:text-properties officeooo:rsid="00081f8c"/>
    </style:style>
    <style:style style:name="T15" style:family="text">
      <style:text-properties officeooo:rsid="00097211"/>
    </style:style>
    <style:style style:name="T16" style:family="text">
      <style:text-properties officeooo:rsid="000a8b43"/>
    </style:style>
    <style:style style:name="T17" style:family="text">
      <style:text-properties officeooo:rsid="000b78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red – 0.1.0</text:h>
      <text:p text:style-name="P16"><text:span text:style-name="T14">Kevin Jones (https://twitter.com/hutkev)</text:span></text:p>
      <text:p text:style-name="Standard"/>
      <text:p text:style-name="Standard">Shared implements a Node/Javascript data access API for data stores that support atomic operations. A simple in-memory data store is included for use within a node “cluster” (<text:span text:style-name="T1">a set of node processes </text:span><text:span text:style-name="T1">running within a single machine </text:span><text:span text:style-name="T3">that communicate via pipes</text:span>). </text:p>
      <text:p text:style-name="Standard"/>
      <text:p text:style-name="Standard">The Shared API borrows from work on transactional memory by providing an 'atomic' operation which is used to encapsulate updates to a data store <text:span text:style-name="T1">which are written in idiomatic Javascript:</text:span></text:p>
      <text:p text:style-name="P4"/>
      <text:p text:style-name="P6"><text:span text:style-name="keyword1_5f_javascript"><text:span text:style-name="T2">function</text:span></text:span><text:span text:style-name="T2"> </text:span><text:span text:style-name="T6">savings</text:span><text:span text:style-name="T2">To</text:span><text:span text:style-name="T6">Current</text:span><text:span text:style-name="symbol0_5f_javascript"><text:span text:style-name="T2">(</text:span></text:span><text:span text:style-name="T8">amount</text:span><text:span text:style-name="symbol0_5f_javascript"><text:span text:style-name="T2">)</text:span></text:span><text:span text:style-name="T2"> </text:span><text:span text:style-name="symbol0_5f_javascript"><text:span text:style-name="T2">{</text:span></text:span></text:p>
      <text:p text:style-name="P5"><text:s text:c="4"/>store.<text:span text:style-name="member0_5f_javascript">atomic</text:span><text:span text:style-name="symbol0_5f_javascript">(</text:span><text:span text:style-name="keyword1_5f_javascript">function</text:span><text:span text:style-name="symbol0_5f_javascript">(</text:span><text:span text:style-name="T9">db</text:span><text:span text:style-name="symbol0_5f_javascript">)</text:span> <text:span text:style-name="symbol0_5f_javascript">{</text:span></text:p>
      <text:p text:style-name="P5"><text:span text:style-name="symbol0_5f_javascript"><text:s text:c="8"/></text:span><text:span text:style-name="keyword0_5f_javascript"><text:span text:style-name="T6">if</text:span></text:span><text:span text:style-name="symbol0_5f_javascript"><text:span text:style-name="T6"> (</text:span></text:span><text:span text:style-name="symbol0_5f_javascript"><text:span text:style-name="T10">db</text:span></text:span><text:span text:style-name="symbol0_5f_javascript"><text:span text:style-name="T6">.</text:span></text:span><text:span text:style-name="member0_5f_javascript"><text:span text:style-name="T6">savings</text:span></text:span><text:span text:style-name="symbol0_5f_javascript"><text:span text:style-name="T6"> &gt; </text:span></text:span><text:span text:style-name="symbol0_5f_javascript"><text:span text:style-name="T7">amount</text:span></text:span><text:span text:style-name="symbol0_5f_javascript"><text:span text:style-name="T6">) {</text:span></text:span></text:p>
      <text:p text:style-name="P5"><text:s text:c="12"/><text:span text:style-name="T9">db</text:span>.<text:span text:style-name="member0_5f_javascript"><text:span text:style-name="T6">saving</text:span></text:span> <text:span text:style-name="symbol0_5f_javascript"><text:span text:style-name="T6">-</text:span></text:span><text:span text:style-name="symbol0_5f_javascript">=</text:span> <text:span text:style-name="number_5f_javascript"><text:span text:style-name="T8">amount</text:span></text:span><text:span text:style-name="symbol0_5f_javascript">;</text:span></text:p>
      <text:p text:style-name="P5"><text:tab/><text:span text:style-name="T9">db</text:span>.<text:span text:style-name="member0_5f_javascript"><text:span text:style-name="T6">current</text:span></text:span> <text:span text:style-name="symbol0_5f_javascript"><text:span text:style-name="T6">+</text:span></text:span><text:span text:style-name="symbol0_5f_javascript">=</text:span> <text:span text:style-name="number_5f_javascript"><text:span text:style-name="T8">amount</text:span></text:span><text:span text:style-name="symbol0_5f_javascript">;</text:span></text:p>
      <text:p text:style-name="P5"><text:span text:style-name="symbol0_5f_javascript"><text:s text:c="12"/></text:span><text:span text:style-name="keyword0_5f_javascript"><text:span text:style-name="T6">if</text:span></text:span><text:span text:style-name="symbol0_5f_javascript"><text:span text:style-name="T6"> (</text:span></text:span><text:span text:style-name="symbol0_5f_javascript"><text:span text:style-name="T10">db</text:span></text:span><text:span text:style-name="symbol0_5f_javascript"><text:span text:style-name="T6">.</text:span></text:span><text:span text:style-name="member0_5f_javascript"><text:span text:style-name="T6">history</text:span></text:span><text:span text:style-name="symbol0_5f_javascript"><text:span text:style-name="T6"> === </text:span></text:span><text:span text:style-name="symbol0_5f_javascript"><text:span text:style-name="T10">undefined</text:span></text:span><text:span text:style-name="symbol0_5f_javascript"><text:span text:style-name="T6">)</text:span></text:span></text:p>
      <text:p text:style-name="P5"><text:span text:style-name="symbol0_5f_javascript"><text:span text:style-name="T6"><text:s text:c="16"/></text:span></text:span><text:span text:style-name="symbol0_5f_javascript"><text:span text:style-name="T10">db</text:span></text:span><text:span text:style-name="symbol0_5f_javascript"><text:span text:style-name="T6">.</text:span></text:span><text:span text:style-name="member0_5f_javascript"><text:span text:style-name="T6">history</text:span></text:span><text:span text:style-name="symbol0_5f_javascript"><text:span text:style-name="T6"> = [];</text:span></text:span></text:p>
      <text:p text:style-name="P5"><text:span text:style-name="symbol0_5f_javascript"><text:span text:style-name="T6"><text:s text:c="12"/></text:span></text:span><text:span text:style-name="symbol0_5f_javascript"><text:span text:style-name="T10">db</text:span></text:span><text:span text:style-name="symbol0_5f_javascript"><text:span text:style-name="T6">.</text:span></text:span><text:span text:style-name="member0_5f_javascript"><text:span text:style-name="T6">history</text:span></text:span><text:span text:style-name="symbol0_5f_javascript"><text:span text:style-name="T6">.</text:span></text:span><text:span text:style-name="member0_5f_javascript"><text:span text:style-name="T6">push</text:span></text:span><text:span text:style-name="symbol0_5f_javascript"><text:span text:style-name="T6">({</text:span></text:span><text:span text:style-name="symbol0_5f_javascript"><text:span text:style-name="T10">transfer</text:span></text:span><text:span text:style-name="symbol0_5f_javascript"><text:span text:style-name="T6">: </text:span></text:span><text:span text:style-name="symbol0_5f_javascript"><text:span text:style-name="T7">amount</text:span></text:span><text:span text:style-name="symbol0_5f_javascript"><text:span text:style-name="T6">, </text:span></text:span><text:span text:style-name="symbol0_5f_javascript"><text:span text:style-name="T10">from</text:span></text:span><text:span text:style-name="symbol0_5f_javascript"><text:span text:style-name="T6">: </text:span></text:span><text:span text:style-name="string_5f_javascript"><text:span text:style-name="T6">'saving'</text:span></text:span><text:span text:style-name="symbol0_5f_javascript"><text:span text:style-name="T6">, <text:s/></text:span></text:span><text:span text:style-name="symbol0_5f_javascript"><text:span text:style-name="T10">to</text:span></text:span><text:span text:style-name="symbol0_5f_javascript"><text:span text:style-name="T6">: </text:span></text:span><text:span text:style-name="string_5f_javascript"><text:span text:style-name="T6">'current'</text:span></text:span><text:span text:style-name="symbol0_5f_javascript"><text:span text:style-name="T6"> });</text:span></text:span></text:p>
      <text:p text:style-name="P5"><text:span text:style-name="symbol0_5f_javascript"><text:s text:c="8"/></text:span><text:span text:style-name="symbol0_5f_javascript"><text:span text:style-name="T6">}</text:span></text:span></text:p>
      <text:p text:style-name="P5"><text:span text:style-name="symbol0_5f_javascript"><text:s text:c="4"/>});</text:span></text:p>
      <text:p text:style-name="P6"><text:span text:style-name="symbol0_5f_javascript"><text:span text:style-name="T2">}</text:span></text:span></text:p>
      <text:p text:style-name="P5"/>
      <text:p text:style-name="P7"><text:span text:style-name="T3">The closure passed to the atomic function is given access to a view of the data store via the </text:span><text:span text:style-name="T4">'</text:span><text:span text:style-name="T3">db</text:span><text:span text:style-name="T4">'</text:span><text:span text:style-name="T3"> object. The view is a partial cache of the primary store held on the master node process. After the closure has completed running a </text:span><text:span text:style-name="T4">readset and writeset </text:span><text:span text:style-name="T3">are transmitted to the primary data store to be committed as a single operation. If the </text:span><text:span text:style-name="T4">operation </text:span><text:span text:style-name="T3">can not be committed because the local cache was</text:span><text:span text:style-name="T4"> out of date with respect to</text:span><text:span text:style-name="T3"> the primary store then the </text:span><text:span text:style-name="T4">local </text:span><text:span text:style-name="T3">cache is updated and the closure is re-executed. </text:span></text:p>
      <text:p text:style-name="P11"/>
      <text:p text:style-name="P8"><text:span text:style-name="T4">The in-built memory store runs on a single thread and so naturally provides consistency &amp; isolation between operations. A durable store will be available in a future version. </text:span><text:span text:style-name="T11">The store is structured as a graph of the JavaScript composite Object and Array datatypes with a well known root object, the 'db' value in the example. There are no schema restrictions so objects and arrays may be added during any atomic operation, these changes also being made atomically. </text:span><text:span text:style-name="T12">See Restrictions later for more information and data type handling.</text:span></text:p>
      <text:p text:style-name="P8"><text:span text:style-name="T12"/></text:p>
      <text:p text:style-name="P15"><text:span text:style-name="T13">Care should be taken when placing code which has side-effects inside an atomic call. This may be executed multiple times resulting in undesired behaviour. </text:span></text:p>
      <text:p text:style-name="P8"><text:span text:style-name="T4"/></text:p>
      <text:h text:style-name="P1" text:outline-level="1"><text:span text:style-name="T5">Creating a Store</text:span></text:h>
      <text:p text:style-name="P9"><text:span text:style-name="T5">The atomic function is available on Store objects that should be created in each process. </text:span><text:span text:style-name="T12">Each</text:span><text:span text:style-name="T5"> Store object maintain</text:span><text:span text:style-name="T12">s</text:span><text:span text:style-name="T5"> </text:span><text:span text:style-name="T12">a</text:span><text:span text:style-name="T5"> partial cache so best practice is to create only one for each process </text:span><text:span text:style-name="T6">to minimize memory use </text:span><text:span text:style-name="T5">although multiples Stores within a single process can be used if needed. </text:span><text:span text:style-name="T14">A</text:span><text:span text:style-name="T5"> primary store is automatically created in the node cluster master process when the first Store is created. This should be started before forking children to ensure the primary store is initialized before it can be used. A simple template for cluster operation is:</text:span></text:p>
      <text:p text:style-name="P9"><text:span text:style-name="T5"/></text:p>
      <text:p text:style-name="P10"><text:span text:style-name="keyword1_5f_javascript"><text:span text:style-name="T6">var</text:span></text:span><text:span text:style-name="T6"> cluster </text:span><text:span text:style-name="symbol0_5f_javascript"><text:span text:style-name="T6">=</text:span></text:span><text:span text:style-name="T6"> require</text:span><text:span text:style-name="symbol0_5f_javascript"><text:span text:style-name="T6">(</text:span></text:span><text:span text:style-name="string_5f_javascript"><text:span text:style-name="T6">'cluster'</text:span></text:span><text:span text:style-name="symbol0_5f_javascript"><text:span text:style-name="T6">);</text:span></text:span></text:p>
      <text:p text:style-name="P10"><text:span text:style-name="keyword1_5f_javascript"><text:span text:style-name="T6">var</text:span></text:span><text:span text:style-name="T6"> store </text:span><text:span text:style-name="symbol0_5f_javascript"><text:span text:style-name="T6">=</text:span></text:span><text:span text:style-name="T6"> require</text:span><text:span text:style-name="symbol0_5f_javascript"><text:span text:style-name="T6">('</text:span></text:span><text:span text:style-name="string_5f_javascript"><text:span text:style-name="T6">shared.js'</text:span></text:span><text:span text:style-name="symbol0_5f_javascript"><text:span text:style-name="T6">)</text:span></text:span><text:span text:style-name="T6">.</text:span><text:span text:style-name="member0_5f_javascript"><text:span text:style-name="T6">createStore</text:span></text:span><text:span text:style-name="symbol0_5f_javascript"><text:span text:style-name="T6">();</text:span></text:span></text:p>
      <text:p text:style-name="P10"><text:soft-page-break/><text:span text:style-name="T6"/></text:p>
      <text:p text:style-name="P10"><text:span text:style-name="keyword0_5f_javascript"><text:span text:style-name="T6">if</text:span></text:span><text:span text:style-name="T6"> </text:span><text:span text:style-name="symbol0_5f_javascript"><text:span text:style-name="T6">(</text:span></text:span><text:span text:style-name="T6">cluster.</text:span><text:span text:style-name="member0_5f_javascript"><text:span text:style-name="T6">isMaster</text:span></text:span><text:span text:style-name="symbol0_5f_javascript"><text:span text:style-name="T6">)</text:span></text:span><text:span text:style-name="T6"> </text:span><text:span text:style-name="symbol0_5f_javascript"><text:span text:style-name="T6">{</text:span></text:span></text:p>
      <text:p text:style-name="P10"><text:span text:style-name="T6"><text:s text:c="4"/>store.</text:span><text:span text:style-name="member0_5f_javascript"><text:span text:style-name="T6">atomic</text:span></text:span><text:span text:style-name="symbol0_5f_javascript"><text:span text:style-name="T6">(</text:span></text:span><text:span text:style-name="keyword1_5f_javascript"><text:span text:style-name="T6">function</text:span></text:span><text:span text:style-name="T6"> </text:span><text:span text:style-name="symbol0_5f_javascript"><text:span text:style-name="T6">(</text:span></text:span><text:span text:style-name="T6">db</text:span><text:span text:style-name="symbol0_5f_javascript"><text:span text:style-name="T6">)</text:span></text:span><text:span text:style-name="T6"> </text:span><text:span text:style-name="symbol0_5f_javascript"><text:span text:style-name="T6">{</text:span></text:span></text:p>
      <text:p text:style-name="P10"><text:span text:style-name="T6"><text:s text:c="8"/></text:span><text:span text:style-name="comment0_5f_javascript"><text:span text:style-name="T6">// Init store structure </text:span></text:span></text:p>
      <text:p text:style-name="P10"><text:span text:style-name="T6"><text:s text:c="4"/></text:span><text:span text:style-name="symbol0_5f_javascript"><text:span text:style-name="T6">});</text:span></text:span></text:p>
      <text:p text:style-name="P10"><text:span text:style-name="T6"><text:s text:c="4"/>cluster.</text:span><text:span text:style-name="member0_5f_javascript"><text:span text:style-name="T6">fork</text:span></text:span><text:span text:style-name="symbol0_5f_javascript"><text:span text:style-name="T6">();</text:span></text:span></text:p>
      <text:p text:style-name="P10"><text:span text:style-name="symbol0_5f_javascript"><text:span text:style-name="T6">}</text:span></text:span><text:span text:style-name="T6"> </text:span><text:span text:style-name="keyword0_5f_javascript"><text:span text:style-name="T6">else</text:span></text:span><text:span text:style-name="T6"> </text:span><text:span text:style-name="symbol0_5f_javascript"><text:span text:style-name="T6">{</text:span></text:span></text:p>
      <text:p text:style-name="P10"><text:span text:style-name="T6"><text:s text:c="4"/>store.</text:span><text:span text:style-name="member0_5f_javascript"><text:span text:style-name="T6">atomic</text:span></text:span><text:span text:style-name="symbol0_5f_javascript"><text:span text:style-name="T6">(</text:span></text:span><text:span text:style-name="keyword1_5f_javascript"><text:span text:style-name="T6">function</text:span></text:span><text:span text:style-name="T6"> </text:span><text:span text:style-name="symbol0_5f_javascript"><text:span text:style-name="T6">(</text:span></text:span><text:span text:style-name="T6">db</text:span><text:span text:style-name="symbol0_5f_javascript"><text:span text:style-name="T6">)</text:span></text:span><text:span text:style-name="T6"> </text:span><text:span text:style-name="symbol0_5f_javascript"><text:span text:style-name="T6">{</text:span></text:span></text:p>
      <text:p text:style-name="P10"><text:span text:style-name="T6"><text:s text:c="8"/></text:span><text:span text:style-name="comment0_5f_javascript"><text:span text:style-name="T6">// Worker action</text:span></text:span></text:p>
      <text:p text:style-name="P10"><text:span text:style-name="T6"><text:s text:c="4"/></text:span><text:span text:style-name="symbol0_5f_javascript"><text:span text:style-name="T6">},</text:span></text:span><text:span text:style-name="T6"> </text:span><text:span text:style-name="keyword1_5f_javascript"><text:span text:style-name="T6">function</text:span></text:span><text:span text:style-name="T6"> </text:span><text:span text:style-name="symbol0_5f_javascript"><text:span text:style-name="T6">(</text:span></text:span><text:span text:style-name="T6">err</text:span><text:span text:style-name="symbol0_5f_javascript"><text:span text:style-name="T6">)</text:span></text:span><text:span text:style-name="T6"> </text:span><text:span text:style-name="symbol0_5f_javascript"><text:span text:style-name="T6">{</text:span></text:span></text:p>
      <text:p text:style-name="P10"><text:span text:style-name="T6"><text:s text:c="8"/></text:span><text:span text:style-name="comment0_5f_javascript"><text:span text:style-name="T6">// err is null on success</text:span></text:span></text:p>
      <text:p text:style-name="P10"><text:span text:style-name="T6"><text:s text:c="8"/>process.</text:span><text:span text:style-name="member0_5f_javascript"><text:span text:style-name="T6">exit</text:span></text:span><text:span text:style-name="symbol0_5f_javascript"><text:span text:style-name="T6">(</text:span></text:span><text:span text:style-name="number_5f_javascript"><text:span text:style-name="T6">0</text:span></text:span><text:span text:style-name="symbol0_5f_javascript"><text:span text:style-name="T6">);</text:span></text:span></text:p>
      <text:p text:style-name="P10"><text:span text:style-name="T6"><text:s text:c="4"/></text:span><text:span text:style-name="symbol0_5f_javascript"><text:span text:style-name="T6">});</text:span></text:span></text:p>
      <text:p text:style-name="P10"><text:span text:style-name="symbol0_5f_javascript"><text:span text:style-name="T6">}</text:span></text:span></text:p>
      <text:p text:style-name="P9"><text:span text:style-name="T4"/></text:p>
      <text:h text:style-name="P1" text:outline-level="1"><text:span text:style-name="T4">Atomic Operation</text:span></text:h>
      <text:p text:style-name="P8"><text:span text:style-name="T4"/></text:p>
      <text:p text:style-name="P8"><text:span text:style-name="T4">Due to the use of message passing the atomic operation is asynchronous and so supports a callback model that should always be used to handle addition</text:span><text:span text:style-name="T12">al</text:span><text:span text:style-name="T4"> processing. The signature in TypeScript is:</text:span></text:p>
      <text:p text:style-name="P8"><text:span text:style-name="T4"/></text:p>
      <text:p text:style-name="P10"><text:span text:style-name="T4">atomic</text:span><text:span text:style-name="symbol0_5f_javascript"><text:span text:style-name="T4">(</text:span></text:span></text:p>
      <text:p text:style-name="P10"><text:span text:style-name="symbol0_5f_javascript"><text:span text:style-name="T4"><text:s text:c="4"/></text:span></text:span><text:span text:style-name="T4">handler</text:span><text:span text:style-name="symbol0_5f_javascript"><text:span text:style-name="T4">:</text:span></text:span><text:span text:style-name="T4"> </text:span><text:span text:style-name="symbol0_5f_javascript"><text:span text:style-name="T4">(</text:span></text:span><text:span text:style-name="T4">store</text:span><text:span text:style-name="symbol0_5f_javascript"><text:span text:style-name="T4">:</text:span></text:span><text:span text:style-name="T4"> any</text:span><text:span text:style-name="symbol0_5f_javascript"><text:span text:style-name="T4">)</text:span></text:span><text:span text:style-name="T4"> </text:span><text:span text:style-name="symbol0_5f_javascript"><text:span text:style-name="T4">=&gt;</text:span></text:span><text:span text:style-name="T4"> any</text:span><text:span text:style-name="symbol0_5f_javascript"><text:span text:style-name="T4">,</text:span></text:span><text:span text:style-name="T4"> </text:span></text:p>
      <text:p text:style-name="P10"><text:span text:style-name="T4"><text:s text:c="4"/>callback</text:span><text:span text:style-name="symbol0_5f_javascript"><text:span text:style-name="T4">?:</text:span></text:span><text:span text:style-name="T4"> </text:span><text:span text:style-name="symbol0_5f_javascript"><text:span text:style-name="T4">(</text:span></text:span><text:span text:style-name="T4">error</text:span><text:span text:style-name="symbol0_5f_javascript"><text:span text:style-name="T4">:</text:span></text:span><text:span text:style-name="T4"> </text:span><text:span text:style-name="T6">any</text:span><text:span text:style-name="symbol0_5f_javascript"><text:span text:style-name="T4">,</text:span></text:span><text:span text:style-name="T4"> arg</text:span><text:span text:style-name="symbol0_5f_javascript"><text:span text:style-name="T4">:</text:span></text:span><text:span text:style-name="T4"> any</text:span><text:span text:style-name="symbol0_5f_javascript"><text:span text:style-name="T4">)</text:span></text:span><text:span text:style-name="T4"> </text:span><text:span text:style-name="symbol0_5f_javascript"><text:span text:style-name="T4">=&gt;</text:span></text:span><text:span text:style-name="T4"> </text:span><text:span text:style-name="keyword0_5f_javascript"><text:span text:style-name="T4">void</text:span></text:span></text:p>
      <text:p text:style-name="P10"><text:span text:style-name="symbol0_5f_javascript"><text:span text:style-name="T4">):</text:span></text:span><text:span text:style-name="T4"> </text:span><text:span text:style-name="keyword0_5f_javascript"><text:span text:style-name="T4">void</text:span></text:span><text:span text:style-name="symbol0_5f_javascript"><text:span text:style-name="T4">;</text:span></text:span></text:p>
      <text:p text:style-name="P10"><text:span text:style-name="symbol0_5f_javascript"><text:span text:style-name="T4"/></text:span></text:p>
      <text:p text:style-name="P10"><text:span text:style-name="T6">The handler closure is passed a reference to the store. Any return value from the handler closure is passed as the second argument to the optional callback closure, this value has no bearing on the atomic operation itself. <text:s/>The callback also receives an error object, this will be null if the atomic operation completed successfully, otherwise it will contain diagnostic information. </text:span></text:p>
      <text:p text:style-name="P10"><text:span text:style-name="T6"/></text:p>
      <text:p text:style-name="P10"><text:span text:style-name="T6">Exceptions thrown in the handler are caught automatically and passed as the error object of the callback closure if one has been provided. Any changes made prior to an exception been thrown will not be committed and so exceptions provide a convenient way to terminate an atomic operation abnormally. <text:s text:c="2"/></text:span></text:p>
      <text:p text:style-name="P10"><text:span text:style-name="T6"/></text:p>
      <text:h text:style-name="P2" text:outline-level="1"><text:span text:style-name="T12">Restrictions</text:span></text:h>
      <text:p text:style-name="P10"><text:span text:style-name="T12">The objects held within the store</text:span><text:span text:style-name="T6"> </text:span><text:span text:style-name="T12">are managed by the store using techniques similar to the </text:span><text:span text:style-name="T13">JavaScript proposal for </text:span><text:span text:style-name="T12">Object.observe. The</text:span><text:span text:style-name="T13">se</text:span><text:span text:style-name="T12"> techniques </text:span><text:span text:style-name="T13">and the library design </text:span><text:span text:style-name="T12">impose some restrictions that must be observed for correct operation:</text:span></text:p>
      <text:p text:style-name="P10"><text:span text:style-name="T12"/></text:p>
      <text:list xml:id="list2079269680" text:style-name="L1">
        <text:list-item>
          <text:p text:style-name="P12"><text:span text:style-name="T12">Do not leak objects from the handler closure to non-atomic code, the objects must only be accessed from within an atomic block.</text:span></text:p>
        </text:list-item>
        <text:list-item>
          <text:p text:style-name="P12"><text:span text:style-name="T12">Do not rely on an objects prototype. Objects may be constructed with 'new' inside an atomic block but the prototype of an object is not recorded so it will become a plain old object after the changes are committed.</text:span></text:p>
        </text:list-item>
        <text:list-item>
          <text:p text:style-name="P12"><text:span text:style-name="T12">Do not </text:span><text:span text:style-name="T13">define</text:span><text:span text:style-name="T12"> getter/setter methods on objects, these are used in parts of the implementation and will cause the atomic code to break.</text:span></text:p>
        </text:list-item>
        <text:list-item>
          <text:p text:style-name="P12"><text:span text:style-name="T12">Avoid assigning functions to object properties, these are </text:span><text:span text:style-name="T15">currently </text:span><text:span text:style-name="T12">silently ignored.</text:span></text:p>
        </text:list-item>
        <text:list-item>
          <text:p text:style-name="P12"><text:span text:style-name="T12">Date types may be used but they are currently mapped to Strings during a commit.</text:span></text:p>
        </text:list-item>
        <text:list-item>
          <text:p text:style-name="P14"><text:soft-page-break/><text:span text:style-name="T17">In this version avoid excessive growth of the data graph. The library requires a garbage collector to recover dead objects from its own data structures and this is not fully implemented. </text:span></text:p>
          <text:p text:style-name="P13"><text:span text:style-name="T13"/></text:p>
        </text:list-item>
      </text:list>
      <text:p text:style-name="P10"/>
      <text:h text:style-name="P2" text:outline-level="1"><text:span text:style-name="T12">Performance Considerations</text:span></text:h>
      <text:p text:style-name="Standard"><text:span text:style-name="T13">The library is using a form of optimistic concurrency control. This means it runs without locking which is helpful in the presence of failing nodes but that areas of high contention in the data store can significantly slow system progress. When considering how to design data held within the store it is best to try an isolate writers from each other as much as possible. For example, if you were logging data into an array then it may make sense to create an array for each writer/</text:span><text:span text:style-name="T15">worker</text:span><text:span text:style-name="T13"> and a summary process that periodically combines these array into a consolidate</text:span><text:span text:style-name="T15">d</text:span><text:span text:style-name="T13"> log when system load is low. </text:span></text:p>
      <text:p text:style-name="Standard"><text:span text:style-name="T13"/></text:p>
      <text:p text:style-name="Standard"><text:span text:style-name="T13">In general it is best to split the schema into the smallest possible units to achieve best performance as the library treats each Object and Array as a separately version-able item. Array operations are also defined to optimise common changes, such as push, pop, shift, unshift, splice and reverse. These will operate quickly but operations involving sorts or array retrieval may perform poorly, </text:span><text:span text:style-name="T14">specifically when there are conflicts that require new versions of large Objects and Array</text:span><text:span text:style-name="T17">s</text:span><text:span text:style-name="T14"> to be serialized.</text:span></text:p>
      <text:p text:style-name="Standard"><text:span text:style-name="T13"/></text:p>
      <text:p text:style-name="Standard"><text:span text:style-name="T13">The base performance of the library is </text:span><text:span text:style-name="T14">largely </text:span><text:span text:style-name="T13">determined by the speed of the messaging passing layer </text:span><text:span text:style-name="T14">but currently there are also a number of other areas where the library could be improved to both minimize the cost of processing messages and the number of messages being used when conflicts occur. I would expect the performance of both non-conflict and conflict scenarios to improve significantly in future versions.</text:span></text:p>
      <text:p text:style-name="Standard"><text:span text:style-name="T12"/></text:p>
      <text:h text:style-name="P2" text:outline-level="1"><text:span text:style-name="T12">Examples</text:span></text:h>
      <text:p text:style-name="P16"><text:span text:style-name="T14">The distribution includes some examples you may want to review:</text:span></text:p>
      <text:p text:style-name="P16"><text:span text:style-name="T14"/></text:p>
      <text:list xml:id="list453413193" text:style-name="L2">
        <text:list-item>
          <text:p text:style-name="P17"><text:span text:style-name="T14">Counters – A simple count down example where multiple workers each decrement their own counter in the store until it reaches 0.</text:span></text:p>
        </text:list-item>
        <text:list-item>
          <text:p text:style-name="P17"><text:span text:style-name="T14">Bank – A bank account money transfer simulation. A set of workers performs a set number of transfers between randomly selected accounts. Success is not losing any of the money! <text:s/></text:span></text:p>
        </text:list-item>
        <text:list-item>
          <text:p text:style-name="P17"><text:span text:style-name="T14">Work – Workers pull requests to computer Fibonacci numbers from a simple shared queue and post their results on a second queue.</text:span></text:p>
        </text:list-item>
      </text:list>
      <text:p text:style-name="P16"><text:span text:style-name="T14"/></text:p>
      <text:h text:style-name="P3" text:outline-level="1"><text:span text:style-name="T15">License &amp; Source</text:span></text:h>
      <text:p text:style-name="P18"><text:span text:style-name="T15">There is no license currently applicable to this code, you require the Authors permission to use it in any form.</text:span></text:p>
      <text:p text:style-name="P18"><text:span text:style-name="T15">The source code </text:span><text:span text:style-name="T16">(~100kB in 3.3kLOC) </text:span><text:span text:style-name="T15">is written in TypeScript and compiled to JavaScript and then minified with the Google Closure compiler. This distribution format is somewhat experimental because it</text:span><text:span text:style-name="T16">'</text:span><text:span text:style-name="T15">s not clear how robust this toolchain is although it does produce small code (</text:span><text:span text:style-name="T16">~</text:span><text:span text:style-name="T15">41k</text:span><text:span text:style-name="T16">B</text:span><text:span text:style-name="T15">), the TypeScript compiler is very new. The release form does however pass all the unit tests </text:span><text:span text:style-name="T16">and no issues </text:span><text:soft-page-break/><text:span text:style-name="T16">were discovered in the TypeScript compiler during development.</text:span></text:p>
      <text:p text:style-name="P1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_5f_javascript" style:display-name="number_javascript" style:family="text">
      <style:text-properties fo:color="#cc0000"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keyword0_5f_javascript" style:display-name="keyword0_javascript" style:family="text">
      <style:text-properties fo:color="#000066" fo:font-style="normal" fo:font-weight="bold"/>
    </style:style>
    <style:style style:name="comment0_5f_javascript" style:display-name="comment0_javascript" style:family="text">
      <style:text-properties fo:color="#006600" fo:font-style="italic" fo:font-weight="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Jones</meta:initial-creator>
    <meta:creation-date>2013-01-01T15:38:06</meta:creation-date>
    <dc:date>2013-01-01T20:36:23</dc:date>
    <meta:editing-duration>PT4H7M8S</meta:editing-duration>
    <meta:editing-cycles>5</meta:editing-cycles>
    <meta:generator>LibreOffice/3.6$MacOSX_x86 LibreOffice_project/2ef5aff-a6fb0ff-166bdff-cf087ad-0f1389</meta:generator>
    <meta:document-statistic meta:table-count="0" meta:image-count="0" meta:object-count="0" meta:page-count="4" meta:paragraph-count="63" meta:word-count="1232" meta:character-count="7648" meta:non-whitespace-character-count="6332"/>
  </office:meta>
</office:document-meta>
</file>